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pt"/>
    </style:style>
    <style:style style:name="co2" style:family="table-column">
      <style:table-column-properties fo:break-before="auto" style:column-width="112.99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04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107.0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191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tendencias">
      <style:table-properties table:display="true" style:writing-mode="lr-tb"/>
    </style:style>
    <style:style style:name="ta2" style:family="table" style:master-page-name="PageStyle_5f_even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5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 al 17-marzo" table:style-name="ta1">
        <office:forms form:automatic-focus="false" form:apply-design-mode="false"/>
        <table:table-column table:style-name="co1" table:default-cell-style-name="ce25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77" calcext:value-type="float">
            <text:p><text:s/>2.28 </text:p>
          </table:table-cell>
          <table:table-cell table:formula="of:=EXP([.E3])" office:value-type="float" office:value="9.74739431940007" calcext:value-type="float">
            <text:p>9.7</text:p>
          </table:table-cell>
          <table:table-cell table:number-columns-repeated="2"/>
          <table:table-cell>
            <draw:frame table:end-cell-address="'modelo al 17-marzo'.P21" table:end-x="48.93pt" table:end-y="8.02pt" draw:z-index="0" draw:name="Chart 4" draw:style-name="gr1" draw:text-style-name="P1" svg:width="464.91pt" svg:height="260.79pt" svg:x="2.32pt" svg:y="7.68pt">
              <draw:object draw:notify-on-update-of-ranges="'modelo al 17-marzo'.B3:'modelo al 17-marzo'.B20 'modelo al 17-marzo'.D2:'modelo al 17-marzo'.D2 'modelo al 17-marzo'.D3:'modelo al 17-marzo'.D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613" calcext:value-type="float">
            <text:p><text:s/>2.46 </text:p>
          </table:table-cell>
          <table:table-cell table:formula="of:=EXP([.E4])" office:value-type="float" office:value="11.7200376898359" calcext:value-type="float">
            <text:p>11.7</text:p>
          </table:table-cell>
          <table:table-cell table:number-columns-repeated="1018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456" calcext:value-type="float">
            <text:p><text:s/>2.65 </text:p>
          </table:table-cell>
          <table:table-cell table:formula="of:=EXP([.E5])" office:value-type="float" office:value="14.0918976857015" calcext:value-type="float">
            <text:p>14.1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99" calcext:value-type="float">
            <text:p><text:s/>2.83 </text:p>
          </table:table-cell>
          <table:table-cell table:formula="of:=EXP([.E6])" office:value-type="float" office:value="16.943766363183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142" calcext:value-type="float">
            <text:p><text:s/>3.01 </text:p>
          </table:table-cell>
          <table:table-cell table:formula="of:=EXP([.E7])" office:value-type="float" office:value="20.3727861905663" calcext:value-type="float">
            <text:p>20.4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1985" calcext:value-type="float">
            <text:p><text:s/>3.20 </text:p>
          </table:table-cell>
          <table:table-cell table:formula="of:=EXP([.E8])" office:value-type="float" office:value="24.4957589871158" calcext:value-type="float">
            <text:p>24.5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3828" calcext:value-type="float">
            <text:p><text:s/>3.38 </text:p>
          </table:table-cell>
          <table:table-cell table:formula="of:=EXP([.E9])" office:value-type="float" office:value="29.4531245133625" calcext:value-type="float">
            <text:p>29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5671" calcext:value-type="float">
            <text:p><text:s/>3.57 </text:p>
          </table:table-cell>
          <table:table-cell table:formula="of:=EXP([.E10])" office:value-type="float" office:value="35.4137442344985" calcext:value-type="float">
            <text:p>35.4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7514" calcext:value-type="float">
            <text:p><text:s/>3.75 </text:p>
          </table:table-cell>
          <table:table-cell table:formula="of:=EXP([.E11])" office:value-type="float" office:value="42.5806532049763" calcext:value-type="float">
            <text:p>42.6</text:p>
          </table:table-cell>
          <table:table-cell table:number-columns-repeated="1018"/>
        </table:table-row>
        <table:table-row table:style-name="ro3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3.9357" calcext:value-type="float">
            <text:p><text:s/>3.94 </text:p>
          </table:table-cell>
          <table:table-cell table:formula="of:=EXP([.E12])" office:value-type="float" office:value="51.197975999279" calcext:value-type="float">
            <text:p>51.2</text:p>
          </table:table-cell>
          <table:table-cell table:style-name="ce5" table:formula="of:=[.F12]*[.$G$1]" office:value-type="float" office:value="4.09583807994232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12" calcext:value-type="float">
            <text:p><text:s/>4.12 </text:p>
          </table:table-cell>
          <table:table-cell table:formula="of:=EXP([.E13])" office:value-type="float" office:value="61.5592422644285" calcext:value-type="float">
            <text:p>61.6</text:p>
          </table:table-cell>
          <table:table-cell table:style-name="ce5" table:formula="of:=[.F13]*[.$G$1]" office:value-type="float" office:value="4.92473938115428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043" calcext:value-type="float">
            <text:p><text:s/>4.30 </text:p>
          </table:table-cell>
          <table:table-cell table:formula="of:=EXP([.E14])" office:value-type="float" office:value="74.0173851447558" calcext:value-type="float">
            <text:p>74.0</text:p>
          </table:table-cell>
          <table:table-cell table:style-name="ce5" table:formula="of:=[.F14]*[.$G$1]" office:value-type="float" office:value="5.9213908115804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4886" calcext:value-type="float">
            <text:p><text:s/>4.49 </text:p>
          </table:table-cell>
          <table:table-cell table:style-name="ce19" table:formula="of:=EXP([.E15])" office:value-type="float" office:value="88.9967631527015" calcext:value-type="float">
            <text:p>89.0</text:p>
          </table:table-cell>
          <table:table-cell table:style-name="ce22" table:formula="of:=[.F15]*[.$G$1]" office:value-type="float" office:value="7.11974105221612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6729" calcext:value-type="float">
            <text:p><text:s/>4.67 </text:p>
          </table:table-cell>
          <table:table-cell table:formula="of:=EXP([.E16])" office:value-type="float" office:value="107.007614983535" calcext:value-type="float">
            <text:p>107.0</text:p>
          </table:table-cell>
          <table:table-cell table:style-name="ce5" table:formula="of:=[.F16]*[.$G$1]" office:value-type="float" office:value="8.56060919868281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7])" office:value-type="float" office:value="4.89783979995091" calcext:value-type="float">
            <text:p>4.89783979995091</text:p>
          </table:table-cell>
          <table:table-cell table:formula="of:=[.B17]*[.$E$1]+[.$F$1]" office:value-type="float" office:value="4.8572" calcext:value-type="float">
            <text:p><text:s/>4.86 </text:p>
          </table:table-cell>
          <table:table-cell table:formula="of:=EXP([.E17])" office:value-type="float" office:value="128.663439644624" calcext:value-type="float">
            <text:p>128.7</text:p>
          </table:table-cell>
          <table:table-cell table:style-name="ce5" table:formula="of:=[.F17]*[.$G$1]" office:value-type="float" office:value="10.2930751715699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8])" office:value-type="float" office:value="5.06259503302697" calcext:value-type="float">
            <text:p>5.06259503302697</text:p>
          </table:table-cell>
          <table:table-cell table:formula="of:=[.B18]*[.$E$1]+[.$F$1]" office:value-type="float" office:value="5.0415" calcext:value-type="float">
            <text:p><text:s/>5.04 </text:p>
          </table:table-cell>
          <table:table-cell table:formula="of:=EXP([.E18])" office:value-type="float" office:value="154.701893914119" calcext:value-type="float">
            <text:p>154.7</text:p>
          </table:table-cell>
          <table:table-cell table:style-name="ce5" table:formula="of:=[.F18]*[.$G$1]" office:value-type="float" office:value="12.3761515131295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2258" calcext:value-type="float">
            <text:p><text:s/>5.23 </text:p>
          </table:table-cell>
          <table:table-cell table:formula="of:=EXP([.E19])" office:value-type="float" office:value="186.009918953813" calcext:value-type="float">
            <text:p>186.0</text:p>
          </table:table-cell>
          <table:table-cell table:style-name="ce5" table:formula="of:=[.F19]*[.$G$1]" office:value-type="float" office:value="14.88079351630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4101" calcext:value-type="float">
            <text:p><text:s/>5.41 </text:p>
          </table:table-cell>
          <table:table-cell table:formula="of:=EXP([.E20])" office:value-type="float" office:value="223.653951957509" calcext:value-type="float">
            <text:p>223.7</text:p>
          </table:table-cell>
          <table:table-cell table:style-name="ce5" table:formula="of:=[.F20]*[.$G$1]" office:value-type="float" office:value="17.8923161566007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5944" calcext:value-type="float">
            <text:p><text:s/>5.59 </text:p>
          </table:table-cell>
          <table:table-cell table:formula="of:=EXP([.E21])" office:value-type="float" office:value="268.916251926503" calcext:value-type="float">
            <text:p>268.9</text:p>
          </table:table-cell>
          <table:table-cell table:style-name="ce5" table:formula="of:=[.F21]*[.$G$1]" office:value-type="float" office:value="21.513300154120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7787" calcext:value-type="float">
            <text:p><text:s/>5.78 </text:p>
          </table:table-cell>
          <table:table-cell table:formula="of:=EXP([.E22])" office:value-type="float" office:value="323.338576927705" calcext:value-type="float">
            <text:p>323.3</text:p>
          </table:table-cell>
          <table:table-cell table:style-name="ce5" table:formula="of:=[.F22]*[.$G$1]" office:value-type="float" office:value="25.8670861542164" calcext:value-type="float">
            <text:p>26</text:p>
          </table:table-cell>
          <table:table-cell/>
          <table:table-cell>
            <draw:frame table:end-cell-address="'modelo al 17-marzo'.P42" table:end-x="53.94pt" table:end-y="1.56pt" draw:z-index="1" draw:name="Chart 5" draw:style-name="gr1" draw:text-style-name="P1" svg:width="468.03pt" svg:height="282.39pt" svg:x="4.22pt" svg:y="13.21pt">
              <draw:object draw:notify-on-update-of-ranges="'modelo al 17-marzo'.A3:'modelo al 17-marzo'.A20 'modelo al 17-marzo'.C2:'modelo al 17-marzo'.C2 'modelo al 17-marzo'.C3:'modelo al 17-marzo'.C20 'modelo al 17-marzo'.A3:'modelo al 17-marzo'.A20 'modelo al 17-marzo'.F2:'modelo al 17-marzo'.F2 'modelo al 17-marzo'.F3:'modelo al 17-marzo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modelo al 17-marzo'.Y41" table:end-x="8.73pt" table:end-y="12.39pt" draw:z-index="2" draw:name="Chart 6" draw:style-name="gr1" draw:text-style-name="P1" svg:width="465.9pt" svg:height="280.4pt" svg:x="20.89pt" svg:y="12.25pt">
              <draw:object draw:notify-on-update-of-ranges="'modelo al 17-marzo'.A3:'modelo al 17-marzo'.A32 'modelo al 17-marzo'.C2:'modelo al 17-marzo'.C2 'modelo al 17-marzo'.C3:'modelo al 17-marzo'.C32 'modelo al 17-marzo'.A3:'modelo al 17-marzo'.A32 'modelo al 17-marzo'.F2:'modelo al 17-marzo'.F2 'modelo al 17-marzo'.F3:'modelo al 17-marzo'.F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5.963" calcext:value-type="float">
            <text:p><text:s/>5.96 </text:p>
          </table:table-cell>
          <table:table-cell table:formula="of:=EXP([.E23])" office:value-type="float" office:value="388.77470060161" calcext:value-type="float">
            <text:p>388.8</text:p>
          </table:table-cell>
          <table:table-cell table:style-name="ce5" table:formula="of:=[.F23]*[.$G$1]" office:value-type="float" office:value="31.1019760481288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1473" calcext:value-type="float">
            <text:p><text:s/>6.15 </text:p>
          </table:table-cell>
          <table:table-cell table:formula="of:=EXP([.E24])" office:value-type="float" office:value="467.453556776389" calcext:value-type="float">
            <text:p>467.5</text:p>
          </table:table-cell>
          <table:table-cell table:style-name="ce5" table:formula="of:=[.F24]*[.$G$1]" office:value-type="float" office:value="37.3962845421111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3316" calcext:value-type="float">
            <text:p><text:s/>6.33 </text:p>
          </table:table-cell>
          <table:table-cell table:formula="of:=EXP([.E25])" office:value-type="float" office:value="562.055163066832" calcext:value-type="float">
            <text:p>562.1</text:p>
          </table:table-cell>
          <table:table-cell table:style-name="ce5" table:formula="of:=[.F25]*[.$G$1]" office:value-type="float" office:value="44.964413045346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5159" calcext:value-type="float">
            <text:p><text:s/>6.52 </text:p>
          </table:table-cell>
          <table:table-cell table:formula="of:=EXP([.E26])" office:value-type="float" office:value="675.801909624146" calcext:value-type="float">
            <text:p>675.8</text:p>
          </table:table-cell>
          <table:table-cell table:style-name="ce5" table:formula="of:=[.F26]*[.$G$1]" office:value-type="float" office:value="54.0641527699317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7002" calcext:value-type="float">
            <text:p><text:s/>6.70 </text:p>
          </table:table-cell>
          <table:table-cell table:formula="of:=EXP([.E27])" office:value-type="float" office:value="812.568322581777" calcext:value-type="float">
            <text:p>812.6</text:p>
          </table:table-cell>
          <table:table-cell table:style-name="ce5" table:formula="of:=[.F27]*[.$G$1]" office:value-type="float" office:value="65.0054658065421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6.8845" calcext:value-type="float">
            <text:p><text:s/>6.88 </text:p>
          </table:table-cell>
          <table:table-cell table:formula="of:=EXP([.E28])" office:value-type="float" office:value="977.013041041237" calcext:value-type="float">
            <text:p>977.0</text:p>
          </table:table-cell>
          <table:table-cell table:style-name="ce5" table:formula="of:=[.F28]*[.$G$1]" office:value-type="float" office:value="78.1610432832989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0688" calcext:value-type="float">
            <text:p><text:s/>7.07 </text:p>
          </table:table-cell>
          <table:table-cell table:formula="of:=EXP([.E29])" office:value-type="float" office:value="1174.73750309603" calcext:value-type="float">
            <text:p>1174.7</text:p>
          </table:table-cell>
          <table:table-cell table:style-name="ce5" table:formula="of:=[.F29]*[.$G$1]" office:value-type="float" office:value="93.9790002476824" calcext:value-type="float">
            <text:p>94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2531" calcext:value-type="float">
            <text:p><text:s/>7.25 </text:p>
          </table:table-cell>
          <table:table-cell table:style-name="ce20" table:formula="of:=EXP([.E30])" office:value-type="float" office:value="1412.47674617482" calcext:value-type="float">
            <text:p>1412.5</text:p>
          </table:table-cell>
          <table:table-cell table:style-name="ce23" table:formula="of:=[.F30]*[.$G$1]" office:value-type="float" office:value="112.998139693986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4374" calcext:value-type="float">
            <text:p><text:s/>7.44 </text:p>
          </table:table-cell>
          <table:table-cell table:formula="of:=EXP([.E31])" office:value-type="float" office:value="1698.32882088683" calcext:value-type="float">
            <text:p>1698.3</text:p>
          </table:table-cell>
          <table:table-cell table:style-name="ce5" table:formula="of:=[.F31]*[.$G$1]" office:value-type="float" office:value="135.86630567094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6217" calcext:value-type="float">
            <text:p><text:s/>7.62 </text:p>
          </table:table-cell>
          <table:table-cell table:formula="of:=EXP([.E32])" office:value-type="float" office:value="2042.03063283411" calcext:value-type="float">
            <text:p>2042.0</text:p>
          </table:table-cell>
          <table:table-cell table:style-name="ce5" table:formula="of:=[.F32]*[.$G$1]" office:value-type="float" office:value="163.362450626729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7.806" calcext:value-type="float">
            <text:p><text:s/>7.81 </text:p>
          </table:table-cell>
          <table:table-cell table:formula="of:=EXP([.E33])" office:value-type="float" office:value="2455.28960831947" calcext:value-type="float">
            <text:p>2455.3</text:p>
          </table:table-cell>
          <table:table-cell table:style-name="ce5" table:formula="of:=[.F33]*[.$G$1]" office:value-type="float" office:value="196.423168665557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7.9903" calcext:value-type="float">
            <text:p><text:s/>7.99 </text:p>
          </table:table-cell>
          <table:table-cell table:formula="of:=EXP([.E34])" office:value-type="float" office:value="2952.18248139341" calcext:value-type="float">
            <text:p>2952.2</text:p>
          </table:table-cell>
          <table:table-cell table:style-name="ce5" table:formula="of:=[.F34]*[.$G$1]" office:value-type="float" office:value="236.174598511473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1746" calcext:value-type="float">
            <text:p><text:s/>8.17 </text:p>
          </table:table-cell>
          <table:table-cell table:formula="of:=EXP([.E35])" office:value-type="float" office:value="3549.6347860208" calcext:value-type="float">
            <text:p>3549.6</text:p>
          </table:table-cell>
          <table:table-cell table:style-name="ce5" table:formula="of:=[.F35]*[.$G$1]" office:value-type="float" office:value="283.97078288166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3589" calcext:value-type="float">
            <text:p><text:s/>8.36 </text:p>
          </table:table-cell>
          <table:table-cell table:formula="of:=EXP([.E36])" office:value-type="float" office:value="4267.99738618523" calcext:value-type="float">
            <text:p>4268.0</text:p>
          </table:table-cell>
          <table:table-cell table:style-name="ce5" table:formula="of:=[.F36]*[.$G$1]" office:value-type="float" office:value="341.439790894818" calcext:value-type="float">
            <text:p>341</text:p>
          </table:table-cell>
          <table:table-cell table:number-columns-repeated="1017"/>
        </table:table-row>
        <table:table-row table:style-name="ro3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5432" calcext:value-type="float">
            <text:p><text:s/>8.54 </text:p>
          </table:table-cell>
          <table:table-cell table:formula="of:=EXP([.E37])" office:value-type="float" office:value="5131.73968212774" calcext:value-type="float">
            <text:p>5131.7</text:p>
          </table:table-cell>
          <table:table-cell table:style-name="ce5" table:formula="of:=[.F37]*[.$G$1]" office:value-type="float" office:value="410.539174570219" calcext:value-type="float">
            <text:p>411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8.7275" calcext:value-type="float">
            <text:p><text:s/>8.73 </text:p>
          </table:table-cell>
          <table:table-cell table:formula="of:=EXP([.E38])" office:value-type="float" office:value="6170.28310522531" calcext:value-type="float">
            <text:p>6170.3</text:p>
          </table:table-cell>
          <table:table-cell table:style-name="ce5" table:formula="of:=[.F38]*[.$G$1]" office:value-type="float" office:value="493.622648418025" calcext:value-type="float">
            <text:p>494</text:p>
          </table:table-cell>
          <table:table-cell table:number-columns-repeated="1017"/>
        </table:table-row>
        <table:table-row table:style-name="ro3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8.9118" calcext:value-type="float">
            <text:p><text:s/>8.91 </text:p>
          </table:table-cell>
          <table:table-cell table:formula="of:=EXP([.E39])" office:value-type="float" office:value="7419.00329263063" calcext:value-type="float">
            <text:p>7419.0</text:p>
          </table:table-cell>
          <table:table-cell table:style-name="ce5" table:formula="of:=[.F39]*[.$G$1]" office:value-type="float" office:value="593.520263410451" calcext:value-type="float">
            <text:p>594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3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0961" calcext:value-type="float">
            <text:p><text:s/>9.10 </text:p>
          </table:table-cell>
          <table:table-cell table:formula="of:=EXP([.E40])" office:value-type="float" office:value="8920.43507848969" calcext:value-type="float">
            <text:p>8920.4</text:p>
          </table:table-cell>
          <table:table-cell table:style-name="ce5" table:formula="of:=[.F40]*[.$G$1]" office:value-type="float" office:value="713.634806279176" calcext:value-type="float">
            <text:p>714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table:number-columns-repeated="1009"/>
        </table:table-row>
        <table:table-row table:style-name="ro3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2804" calcext:value-type="float">
            <text:p><text:s/>9.28 </text:p>
          </table:table-cell>
          <table:table-cell table:formula="of:=EXP([.E41])" office:value-type="float" office:value="10725.7213470428" calcext:value-type="float">
            <text:p>10725.7</text:p>
          </table:table-cell>
          <table:table-cell table:style-name="ce5" table:formula="of:=[.F41]*[.$G$1]" office:value-type="float" office:value="858.057707763426" calcext:value-type="float">
            <text:p>858</text:p>
          </table:table-cell>
          <table:table-cell table:number-columns-repeated="7"/>
          <table:table-cell table:style-name="ce10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4647" calcext:value-type="float">
            <text:p><text:s/>9.46 </text:p>
          </table:table-cell>
          <table:table-cell table:formula="of:=EXP([.E42])" office:value-type="float" office:value="12896.3550995192" calcext:value-type="float">
            <text:p>12896.4</text:p>
          </table:table-cell>
          <table:table-cell table:style-name="ce5" table:formula="of:=[.F42]*[.$G$1]" office:value-type="float" office:value="1031.70840796153" calcext:value-type="float">
            <text:p>103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9.649" calcext:value-type="float">
            <text:p><text:s/>9.65 </text:p>
          </table:table-cell>
          <table:table-cell table:formula="of:=EXP([.E43])" office:value-type="float" office:value="15506.2740744005" calcext:value-type="float">
            <text:p>15506.3</text:p>
          </table:table-cell>
          <table:table-cell table:style-name="ce5" table:formula="of:=[.F43]*[.$G$1]" office:value-type="float" office:value="1240.50192595204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9.8333" calcext:value-type="float">
            <text:p><text:s/>9.83 </text:p>
          </table:table-cell>
          <table:table-cell table:formula="of:=EXP([.E44])" office:value-type="float" office:value="18644.379269565" calcext:value-type="float">
            <text:p>18644.4</text:p>
          </table:table-cell>
          <table:table-cell table:style-name="ce5" table:formula="of:=[.F44]*[.$G$1]" office:value-type="float" office:value="1491.5503415652" calcext:value-type="float">
            <text:p>1492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0176" calcext:value-type="float">
            <text:p><text:s/>10.02 </text:p>
          </table:table-cell>
          <table:table-cell table:formula="of:=EXP([.E45])" office:value-type="float" office:value="22417.5631540826" calcext:value-type="float">
            <text:p>22417.6</text:p>
          </table:table-cell>
          <table:table-cell table:style-name="ce5" table:formula="of:=[.F45]*[.$G$1]" office:value-type="float" office:value="1793.40505232661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2019" calcext:value-type="float">
            <text:p><text:s/>10.20 </text:p>
          </table:table-cell>
          <table:table-cell table:formula="of:=EXP([.E46])" office:value-type="float" office:value="26954.3507188591" calcext:value-type="float">
            <text:p>26954.4</text:p>
          </table:table-cell>
          <table:table-cell table:style-name="ce5" table:formula="of:=[.F46]*[.$G$1]" office:value-type="float" office:value="2156.34805750873" calcext:value-type="float">
            <text:p>2156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3862" calcext:value-type="float">
            <text:p><text:s/>10.39 </text:p>
          </table:table-cell>
          <table:table-cell table:formula="of:=EXP([.E47])" office:value-type="float" office:value="32409.2773903012" calcext:value-type="float">
            <text:p>32409.3</text:p>
          </table:table-cell>
          <table:table-cell table:style-name="ce5" table:formula="of:=[.F47]*[.$G$1]" office:value-type="float" office:value="2592.7421912241" calcext:value-type="float">
            <text:p>2593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0.5705" calcext:value-type="float">
            <text:p><text:s/>10.57 </text:p>
          </table:table-cell>
          <table:table-cell table:formula="of:=EXP([.E48])" office:value-type="float" office:value="38968.1529307468" calcext:value-type="float">
            <text:p>38968.2</text:p>
          </table:table-cell>
          <table:table-cell table:style-name="ce5" table:formula="of:=[.F48]*[.$G$1]" office:value-type="float" office:value="3117.45223445975" calcext:value-type="float">
            <text:p>3117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0.7548" calcext:value-type="float">
            <text:p><text:s/>10.75 </text:p>
          </table:table-cell>
          <table:table-cell table:formula="of:=EXP([.E49])" office:value-type="float" office:value="46854.3906285461" calcext:value-type="float">
            <text:p>46854.4</text:p>
          </table:table-cell>
          <table:table-cell table:style-name="ce5" table:formula="of:=[.F49]*[.$G$1]" office:value-type="float" office:value="3748.35125028369" calcext:value-type="float">
            <text:p>3748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0.9391" calcext:value-type="float">
            <text:p><text:s/>10.94 </text:p>
          </table:table-cell>
          <table:table-cell table:formula="of:=EXP([.E50])" office:value-type="float" office:value="56336.6173673634" calcext:value-type="float">
            <text:p>56336.6</text:p>
          </table:table-cell>
          <table:table-cell table:style-name="ce5" table:formula="of:=[.F50]*[.$G$1]" office:value-type="float" office:value="4506.92938938907" calcext:value-type="float">
            <text:p>4507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1234" calcext:value-type="float">
            <text:p><text:s/>11.12 </text:p>
          </table:table-cell>
          <table:table-cell table:formula="of:=EXP([.E51])" office:value-type="float" office:value="67737.8237945338" calcext:value-type="float">
            <text:p>67737.8</text:p>
          </table:table-cell>
          <table:table-cell table:style-name="ce5" table:formula="of:=[.F51]*[.$G$1]" office:value-type="float" office:value="5419.0259035627" calcext:value-type="float">
            <text:p>5419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3077" calcext:value-type="float">
            <text:p><text:s/>11.31 </text:p>
          </table:table-cell>
          <table:table-cell table:formula="of:=EXP([.E52])" office:value-type="float" office:value="81446.3662682993" calcext:value-type="float">
            <text:p>81446.4</text:p>
          </table:table-cell>
          <table:table-cell table:style-name="ce5" table:formula="of:=[.F52]*[.$G$1]" office:value-type="float" office:value="6515.70930146394" calcext:value-type="float">
            <text:p>6516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1.492" calcext:value-type="float">
            <text:p><text:s/>11.49 </text:p>
          </table:table-cell>
          <table:table-cell table:formula="of:=EXP([.E53])" office:value-type="float" office:value="97929.1953404216" calcext:value-type="float">
            <text:p>97929.2</text:p>
          </table:table-cell>
          <table:table-cell table:style-name="ce5" table:formula="of:=[.F53]*[.$G$1]" office:value-type="float" office:value="7834.33562723373" calcext:value-type="float">
            <text:p>7834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1.6763" calcext:value-type="float">
            <text:p><text:s/>11.68 </text:p>
          </table:table-cell>
          <table:table-cell table:formula="of:=EXP([.E54])" office:value-type="float" office:value="117747.761372568" calcext:value-type="float">
            <text:p>117747.8</text:p>
          </table:table-cell>
          <table:table-cell table:style-name="ce5" table:formula="of:=[.F54]*[.$G$1]" office:value-type="float" office:value="9419.82090980542" calcext:value-type="float">
            <text:p>9420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1.8606" calcext:value-type="float">
            <text:p><text:s/>11.86 </text:p>
          </table:table-cell>
          <table:table-cell table:formula="of:=EXP([.E55])" office:value-type="float" office:value="141577.139075382" calcext:value-type="float">
            <text:p>141577.1</text:p>
          </table:table-cell>
          <table:table-cell table:style-name="ce5" table:formula="of:=[.F55]*[.$G$1]" office:value-type="float" office:value="11326.1711260306" calcext:value-type="float">
            <text:p>1132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0449" calcext:value-type="float">
            <text:p><text:s/>12.04 </text:p>
          </table:table-cell>
          <table:table-cell table:formula="of:=EXP([.E56])" office:value-type="float" office:value="170229.022404497" calcext:value-type="float">
            <text:p>170229.0</text:p>
          </table:table-cell>
          <table:table-cell table:style-name="ce5" table:formula="of:=[.F56]*[.$G$1]" office:value-type="float" office:value="13618.3217923597" calcext:value-type="float">
            <text:p>13618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2292" calcext:value-type="float">
            <text:p><text:s/>12.23 </text:p>
          </table:table-cell>
          <table:table-cell table:formula="of:=EXP([.E57])" office:value-type="float" office:value="204679.373082694" calcext:value-type="float">
            <text:p>204679.4</text:p>
          </table:table-cell>
          <table:table-cell table:style-name="ce5" table:formula="of:=[.F57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2.4135" calcext:value-type="float">
            <text:p><text:s/>12.41 </text:p>
          </table:table-cell>
          <table:table-cell table:formula="of:=EXP([.E58])" office:value-type="float" office:value="246101.664532722" calcext:value-type="float">
            <text:p>246101.7</text:p>
          </table:table-cell>
          <table:table-cell table:style-name="ce5" table:formula="of:=[.F58]*[.$G$1]" office:value-type="float" office:value="19688.1331626177" calcext:value-type="float">
            <text:p>19688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2.5978" calcext:value-type="float">
            <text:p><text:s/>12.60 </text:p>
          </table:table-cell>
          <table:table-cell table:formula="of:=EXP([.E59])" office:value-type="float" office:value="295906.853600271" calcext:value-type="float">
            <text:p>295906.9</text:p>
          </table:table-cell>
          <table:table-cell table:style-name="ce5" table:formula="of:=[.F59]*[.$G$1]" office:value-type="float" office:value="23672.5482880217" calcext:value-type="float">
            <text:p>23673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2.7821" calcext:value-type="float">
            <text:p><text:s/>12.78 </text:p>
          </table:table-cell>
          <table:table-cell table:formula="of:=EXP([.E60])" office:value-type="float" office:value="355791.441613637" calcext:value-type="float">
            <text:p>355791.4</text:p>
          </table:table-cell>
          <table:table-cell table:style-name="ce5" table:formula="of:=[.F60]*[.$G$1]" office:value-type="float" office:value="28463.315329091" calcext:value-type="float">
            <text:p>28463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2.9664" calcext:value-type="float">
            <text:p><text:s/>12.97 </text:p>
          </table:table-cell>
          <table:table-cell table:formula="of:=EXP([.E61])" office:value-type="float" office:value="427795.261871536" calcext:value-type="float">
            <text:p>427795.3</text:p>
          </table:table-cell>
          <table:table-cell table:style-name="ce5" table:formula="of:=[.F61]*[.$G$1]" office:value-type="float" office:value="34223.6209497229" calcext:value-type="float">
            <text:p>34224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1507" calcext:value-type="float">
            <text:p><text:s/>13.15 </text:p>
          </table:table-cell>
          <table:table-cell table:formula="of:=EXP([.E62])" office:value-type="float" office:value="514370.961959421" calcext:value-type="float">
            <text:p>514371.0</text:p>
          </table:table-cell>
          <table:table-cell table:style-name="ce5" table:formula="of:=[.F62]*[.$G$1]" office:value-type="float" office:value="41149.6769567537" calcext:value-type="float">
            <text:p>41150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335" calcext:value-type="float">
            <text:p><text:s/>13.34 </text:p>
          </table:table-cell>
          <table:table-cell table:formula="of:=EXP([.E63])" office:value-type="float" office:value="618467.547652529" calcext:value-type="float">
            <text:p>618467.5</text:p>
          </table:table-cell>
          <table:table-cell table:style-name="ce5" table:formula="of:=[.F63]*[.$G$1]" office:value-type="float" office:value="49477.4038122023" calcext:value-type="float">
            <text:p>49477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3.5193" calcext:value-type="float">
            <text:p><text:s/>13.52 </text:p>
          </table:table-cell>
          <table:table-cell table:formula="of:=EXP([.E64])" office:value-type="float" office:value="743630.834140107" calcext:value-type="float">
            <text:p>743630.8</text:p>
          </table:table-cell>
          <table:table-cell table:style-name="ce5" table:formula="of:=[.F64]*[.$G$1]" office:value-type="float" office:value="59490.4667312085" calcext:value-type="float">
            <text:p>59490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3.7036" calcext:value-type="float">
            <text:p><text:s/>13.70 </text:p>
          </table:table-cell>
          <table:table-cell table:formula="of:=EXP([.E65])" office:value-type="float" office:value="894124.226215008" calcext:value-type="float">
            <text:p>894124.2</text:p>
          </table:table-cell>
          <table:table-cell table:style-name="ce5" table:formula="of:=[.F65]*[.$G$1]" office:value-type="float" office:value="71529.9380972006" calcext:value-type="float">
            <text:p>71530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3.8879" calcext:value-type="float">
            <text:p><text:s/>13.89 </text:p>
          </table:table-cell>
          <table:table-cell table:formula="of:=EXP([.E66])" office:value-type="float" office:value="1075073.94153315" calcext:value-type="float">
            <text:p>1075073.9</text:p>
          </table:table-cell>
          <table:table-cell table:style-name="ce5" table:formula="of:=[.F66]*[.$G$1]" office:value-type="float" office:value="86005.9153226517" calcext:value-type="float">
            <text:p>8600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20-marzo" table:style-name="ta1">
        <office:forms form:automatic-focus="false" form:apply-design-mode="false"/>
        <table:table-column table:style-name="co1" table:default-cell-style-name="ce25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3">
          <table:table-cell table:number-columns-repeated="4"/>
          <table:table-cell table:style-name="ce12" office:value-type="float" office:value="0.1958" calcext:value-type="float">
            <text:p><text:s/>0.1958 </text:p>
          </table:table-cell>
          <table:table-cell table:style-name="ce16" office:value-type="float" office:value="2.0476" calcext:value-type="float">
            <text:p>2.0476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434" calcext:value-type="float">
            <text:p><text:s/>2.24 </text:p>
          </table:table-cell>
          <table:table-cell table:formula="of:=EXP([.E3])" office:value-type="float" office:value="9.42532296885985" calcext:value-type="float">
            <text:p>9.4</text:p>
          </table:table-cell>
          <table:table-cell table:number-columns-repeated="1018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392" calcext:value-type="float">
            <text:p><text:s/>2.44 </text:p>
          </table:table-cell>
          <table:table-cell table:formula="of:=EXP([.E4])" office:value-type="float" office:value="11.4638659805948" calcext:value-type="float">
            <text:p>11.5</text:p>
          </table:table-cell>
          <table:table-cell table:number-columns-repeated="2"/>
          <table:table-cell>
            <draw:frame table:end-cell-address="'modelo al 20-marzo'.Q20" table:end-x="5.95pt" table:end-y="6.46pt" draw:z-index="0" draw:name="Chart 4" draw:style-name="gr1" draw:text-style-name="P1" svg:width="479.74pt" svg:height="234.2pt" svg:x="4.28pt" svg:y="2.66pt">
              <draw:object draw:notify-on-update-of-ranges="'modelo al 20-marzo'.B3:'modelo al 20-marzo'.B20 'modelo al 20-marzo'.D2:'modelo al 20-marzo'.D2 'modelo al 20-marzo'.D3:'modelo al 20-marzo'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5" calcext:value-type="float">
            <text:p><text:s/>2.64 </text:p>
          </table:table-cell>
          <table:table-cell table:formula="of:=EXP([.E5])" office:value-type="float" office:value="13.9433124631629" calcext:value-type="float">
            <text:p>13.9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308" calcext:value-type="float">
            <text:p><text:s/>2.83 </text:p>
          </table:table-cell>
          <table:table-cell table:formula="of:=EXP([.E6])" office:value-type="float" office:value="16.9590226171944" calcext:value-type="float">
            <text:p>17.0</text:p>
          </table:table-cell>
          <table:table-cell table:number-columns-repeated="1018"/>
        </table:table-row>
        <table:table-row table:style-name="ro3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66" calcext:value-type="float">
            <text:p><text:s/>3.03 </text:p>
          </table:table-cell>
          <table:table-cell table:formula="of:=EXP([.E7])" office:value-type="float" office:value="20.6269814931244" calcext:value-type="float">
            <text:p>20.6</text:p>
          </table:table-cell>
          <table:table-cell table:number-columns-repeated="1018"/>
        </table:table-row>
        <table:table-row table:style-name="ro3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N([.C8])" office:value-type="float" office:value="3.25809653802148" calcext:value-type="float">
            <text:p>3.25809653802148</text:p>
          </table:table-cell>
          <table:table-cell table:formula="of:=[.B8]*[.$E$1]+[.$F$1]" office:value-type="float" office:value="3.2224" calcext:value-type="float">
            <text:p><text:s/>3.22 </text:p>
          </table:table-cell>
          <table:table-cell table:formula="of:=EXP([.E8])" office:value-type="float" office:value="25.0882598084586" calcext:value-type="float">
            <text:p>25.1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82" calcext:value-type="float">
            <text:p><text:s/>3.42 </text:p>
          </table:table-cell>
          <table:table-cell table:formula="of:=EXP([.E9])" office:value-type="float" office:value="30.5144395667646" calcext:value-type="float">
            <text:p>30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14" calcext:value-type="float">
            <text:p><text:s/>3.61 </text:p>
          </table:table-cell>
          <table:table-cell table:formula="of:=EXP([.E10])" office:value-type="float" office:value="37.1142131492035" calcext:value-type="float">
            <text:p>37.1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8098" calcext:value-type="float">
            <text:p><text:s/>3.81 </text:p>
          </table:table-cell>
          <table:table-cell table:formula="of:=EXP([.E11])" office:value-type="float" office:value="45.141409681494" calcext:value-type="float">
            <text:p>45.1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4.0056" calcext:value-type="float">
            <text:p><text:s/>4.01 </text:p>
          </table:table-cell>
          <table:table-cell table:formula="of:=EXP([.E12])" office:value-type="float" office:value="54.9047573726136" calcext:value-type="float">
            <text:p>54.9</text:p>
          </table:table-cell>
          <table:table-cell table:style-name="ce5" table:formula="of:=[.F12]*[.$G$1]" office:value-type="float" office:value="4.39238058980909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2014" calcext:value-type="float">
            <text:p><text:s/>4.20 </text:p>
          </table:table-cell>
          <table:table-cell table:formula="of:=EXP([.E13])" office:value-type="float" office:value="66.7797572874954" calcext:value-type="float">
            <text:p>66.8</text:p>
          </table:table-cell>
          <table:table-cell table:style-name="ce5" table:formula="of:=[.F13]*[.$G$1]" office:value-type="float" office:value="5.34238058299963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972" calcext:value-type="float">
            <text:p><text:s/>4.40 </text:p>
          </table:table-cell>
          <table:table-cell table:formula="of:=EXP([.E14])" office:value-type="float" office:value="81.2231252223183" calcext:value-type="float">
            <text:p>81.2</text:p>
          </table:table-cell>
          <table:table-cell table:style-name="ce5" table:formula="of:=[.F14]*[.$G$1]" office:value-type="float" office:value="6.4978500177854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593" calcext:value-type="float">
            <text:p><text:s/>4.59 </text:p>
          </table:table-cell>
          <table:table-cell table:style-name="ce19" table:formula="of:=EXP([.E15])" office:value-type="float" office:value="98.7903571209255" calcext:value-type="float">
            <text:p>98.8</text:p>
          </table:table-cell>
          <table:table-cell table:style-name="ce22" table:formula="of:=[.F15]*[.$G$1]" office:value-type="float" office:value="7.90322856967404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7888" calcext:value-type="float">
            <text:p><text:s/>4.79 </text:p>
          </table:table-cell>
          <table:table-cell table:formula="of:=EXP([.E16])" office:value-type="float" office:value="120.157093603169" calcext:value-type="float">
            <text:p>120.2</text:p>
          </table:table-cell>
          <table:table-cell table:style-name="ce5" table:formula="of:=[.F16]*[.$G$1]" office:value-type="float" office:value="9.61256748825349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7])" office:value-type="float" office:value="4.89783979995091" calcext:value-type="float">
            <text:p>4.89783979995091</text:p>
          </table:table-cell>
          <table:table-cell table:formula="of:=[.B17]*[.$E$1]+[.$F$1]" office:value-type="float" office:value="4.9846" calcext:value-type="float">
            <text:p><text:s/>4.98 </text:p>
          </table:table-cell>
          <table:table-cell table:formula="of:=EXP([.E17])" office:value-type="float" office:value="146.145105290873" calcext:value-type="float">
            <text:p>146.1</text:p>
          </table:table-cell>
          <table:table-cell table:style-name="ce5" table:formula="of:=[.F17]*[.$G$1]" office:value-type="float" office:value="11.6916084232699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8])" office:value-type="float" office:value="5.06259503302697" calcext:value-type="float">
            <text:p>5.06259503302697</text:p>
          </table:table-cell>
          <table:table-cell table:formula="of:=[.B18]*[.$E$1]+[.$F$1]" office:value-type="float" office:value="5.1804" calcext:value-type="float">
            <text:p><text:s/>5.18 </text:p>
          </table:table-cell>
          <table:table-cell table:formula="of:=EXP([.E18])" office:value-type="float" office:value="177.753898334282" calcext:value-type="float">
            <text:p>177.8</text:p>
          </table:table-cell>
          <table:table-cell table:style-name="ce5" table:formula="of:=[.F18]*[.$G$1]" office:value-type="float" office:value="14.2203118667426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3762" calcext:value-type="float">
            <text:p><text:s/>5.38 </text:p>
          </table:table-cell>
          <table:table-cell table:formula="of:=EXP([.E19])" office:value-type="float" office:value="216.199155696304" calcext:value-type="float">
            <text:p>216.2</text:p>
          </table:table-cell>
          <table:table-cell table:style-name="ce5" table:formula="of:=[.F19]*[.$G$1]" office:value-type="float" office:value="17.2959324557044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572" calcext:value-type="float">
            <text:p><text:s/>5.57 </text:p>
          </table:table-cell>
          <table:table-cell table:formula="of:=EXP([.E20])" office:value-type="float" office:value="262.959492657045" calcext:value-type="float">
            <text:p>263.0</text:p>
          </table:table-cell>
          <table:table-cell table:style-name="ce5" table:formula="of:=[.F20]*[.$G$1]" office:value-type="float" office:value="21.0367594125636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678" calcext:value-type="float">
            <text:p><text:s/>5.77 </text:p>
          </table:table-cell>
          <table:table-cell table:formula="of:=EXP([.E21])" office:value-type="float" office:value="319.83332476831" calcext:value-type="float">
            <text:p>319.8</text:p>
          </table:table-cell>
          <table:table-cell table:style-name="ce5" table:formula="of:=[.F21]*[.$G$1]" office:value-type="float" office:value="25.5866659814648" calcext:value-type="float">
            <text:p>26</text:p>
          </table:table-cell>
          <table:table-cell/>
          <table:table-cell>
            <draw:frame table:end-cell-address="'modelo al 20-marzo'.Q41" table:end-x="11.42pt" table:end-y="4.45pt" draw:z-index="1" draw:name="Chart 5" draw:style-name="gr1" draw:text-style-name="P1" svg:width="482.63pt" svg:height="292.48pt" svg:x="6.86pt" svg:y="10.8pt">
              <draw:object draw:notify-on-update-of-ranges="'modelo al 20-marzo'.A3:'modelo al 20-marzo'.A20 'modelo al 20-marzo'.C2:'modelo al 20-marzo'.C2 'modelo al 20-marzo'.C3:'modelo al 20-marzo'.C20 'modelo al 20-marzo'.A3:'modelo al 20-marzo'.A20 'modelo al 20-marzo'.F2:'modelo al 20-marzo'.F2 'modelo al 20-marzo'.F3:'modelo al 20-marzo'.F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modelo al 20-marzo'.Y41" table:end-x="48.16pt" table:end-y="3.17pt" draw:z-index="2" draw:name="Chart 6" draw:style-name="gr1" draw:text-style-name="P1" svg:width="476.82pt" svg:height="288.48pt" svg:x="49.41pt" svg:y="13.52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636" calcext:value-type="float">
            <text:p><text:s/>5.96 </text:p>
          </table:table-cell>
          <table:table-cell table:formula="of:=EXP([.E22])" office:value-type="float" office:value="389.008035415415" calcext:value-type="float">
            <text:p>389.0</text:p>
          </table:table-cell>
          <table:table-cell table:style-name="ce5" table:formula="of:=[.F22]*[.$G$1]" office:value-type="float" office:value="31.1206428332332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594" calcext:value-type="float">
            <text:p><text:s/>6.16 </text:p>
          </table:table-cell>
          <table:table-cell table:formula="of:=EXP([.E23])" office:value-type="float" office:value="473.144103189946" calcext:value-type="float">
            <text:p>473.1</text:p>
          </table:table-cell>
          <table:table-cell table:style-name="ce5" table:formula="of:=[.F23]*[.$G$1]" office:value-type="float" office:value="37.8515282551957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552" calcext:value-type="float">
            <text:p><text:s/>6.36 </text:p>
          </table:table-cell>
          <table:table-cell table:formula="of:=EXP([.E24])" office:value-type="float" office:value="575.477424635603" calcext:value-type="float">
            <text:p>575.5</text:p>
          </table:table-cell>
          <table:table-cell table:style-name="ce5" table:formula="of:=[.F24]*[.$G$1]" office:value-type="float" office:value="46.0381939708482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51" calcext:value-type="float">
            <text:p><text:s/>6.55 </text:p>
          </table:table-cell>
          <table:table-cell table:formula="of:=EXP([.E25])" office:value-type="float" office:value="699.943767728358" calcext:value-type="float">
            <text:p>699.9</text:p>
          </table:table-cell>
          <table:table-cell table:style-name="ce5" table:formula="of:=[.F25]*[.$G$1]" office:value-type="float" office:value="55.9955014182687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468" calcext:value-type="float">
            <text:p><text:s/>6.75 </text:p>
          </table:table-cell>
          <table:table-cell table:formula="of:=EXP([.E26])" office:value-type="float" office:value="851.330142606362" calcext:value-type="float">
            <text:p>851.3</text:p>
          </table:table-cell>
          <table:table-cell table:style-name="ce5" table:formula="of:=[.F26]*[.$G$1]" office:value-type="float" office:value="68.1064114085089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426" calcext:value-type="float">
            <text:p><text:s/>6.94 </text:p>
          </table:table-cell>
          <table:table-cell table:formula="of:=EXP([.E27])" office:value-type="float" office:value="1035.45891130992" calcext:value-type="float">
            <text:p>1035.5</text:p>
          </table:table-cell>
          <table:table-cell table:style-name="ce5" table:formula="of:=[.F27]*[.$G$1]" office:value-type="float" office:value="82.8367129047935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1384" calcext:value-type="float">
            <text:p><text:s/>7.14 </text:p>
          </table:table-cell>
          <table:table-cell table:formula="of:=EXP([.E28])" office:value-type="float" office:value="1259.41171744329" calcext:value-type="float">
            <text:p>1259.4</text:p>
          </table:table-cell>
          <table:table-cell table:style-name="ce5" table:formula="of:=[.F28]*[.$G$1]" office:value-type="float" office:value="100.752937395463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3342" calcext:value-type="float">
            <text:p><text:s/>7.33 </text:p>
          </table:table-cell>
          <table:table-cell table:formula="of:=EXP([.E29])" office:value-type="float" office:value="1531.80184815535" calcext:value-type="float">
            <text:p>1531.8</text:p>
          </table:table-cell>
          <table:table-cell table:style-name="ce5" table:formula="of:=[.F29]*[.$G$1]" office:value-type="float" office:value="122.544147852428" calcext:value-type="float">
            <text:p>123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53" calcext:value-type="float">
            <text:p><text:s/>7.53 </text:p>
          </table:table-cell>
          <table:table-cell table:style-name="ce20" table:formula="of:=EXP([.E30])" office:value-type="float" office:value="1863.10550355651" calcext:value-type="float">
            <text:p>1863.1</text:p>
          </table:table-cell>
          <table:table-cell table:style-name="ce23" table:formula="of:=[.F30]*[.$G$1]" office:value-type="float" office:value="149.048440284521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7258" calcext:value-type="float">
            <text:p><text:s/>7.73 </text:p>
          </table:table-cell>
          <table:table-cell table:formula="of:=EXP([.E31])" office:value-type="float" office:value="2266.06471428577" calcext:value-type="float">
            <text:p>2266.1</text:p>
          </table:table-cell>
          <table:table-cell table:style-name="ce5" table:formula="of:=[.F31]*[.$G$1]" office:value-type="float" office:value="181.28517714286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9216" calcext:value-type="float">
            <text:p><text:s/>7.92 </text:p>
          </table:table-cell>
          <table:table-cell table:formula="of:=EXP([.E32])" office:value-type="float" office:value="2756.17740354942" calcext:value-type="float">
            <text:p>2756.2</text:p>
          </table:table-cell>
          <table:table-cell table:style-name="ce5" table:formula="of:=[.F32]*[.$G$1]" office:value-type="float" office:value="220.494192283954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1174" calcext:value-type="float">
            <text:p><text:s/>8.12 </text:p>
          </table:table-cell>
          <table:table-cell table:formula="of:=EXP([.E33])" office:value-type="float" office:value="3352.2934415537" calcext:value-type="float">
            <text:p>3352.3</text:p>
          </table:table-cell>
          <table:table-cell table:style-name="ce5" table:formula="of:=[.F33]*[.$G$1]" office:value-type="float" office:value="268.183475324296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3132" calcext:value-type="float">
            <text:p><text:s/>8.31 </text:p>
          </table:table-cell>
          <table:table-cell table:formula="of:=EXP([.E34])" office:value-type="float" office:value="4077.33961675027" calcext:value-type="float">
            <text:p>4077.3</text:p>
          </table:table-cell>
          <table:table-cell table:style-name="ce5" table:formula="of:=[.F34]*[.$G$1]" office:value-type="float" office:value="326.187169340021" calcext:value-type="float">
            <text:p>32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509" calcext:value-type="float">
            <text:p><text:s/>8.51 </text:p>
          </table:table-cell>
          <table:table-cell table:formula="of:=EXP([.E35])" office:value-type="float" office:value="4959.20140649027" calcext:value-type="float">
            <text:p>4959.2</text:p>
          </table:table-cell>
          <table:table-cell table:style-name="ce5" table:formula="of:=[.F35]*[.$G$1]" office:value-type="float" office:value="396.736112519222" calcext:value-type="float">
            <text:p>397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7048" calcext:value-type="float">
            <text:p><text:s/>8.70 </text:p>
          </table:table-cell>
          <table:table-cell table:formula="of:=EXP([.E36])" office:value-type="float" office:value="6031.7954602312" calcext:value-type="float">
            <text:p>6031.8</text:p>
          </table:table-cell>
          <table:table-cell table:style-name="ce5" table:formula="of:=[.F36]*[.$G$1]" office:value-type="float" office:value="482.543636818496" calcext:value-type="float">
            <text:p>483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9006" calcext:value-type="float">
            <text:p><text:s/>8.90 </text:p>
          </table:table-cell>
          <table:table-cell table:formula="of:=EXP([.E37])" office:value-type="float" office:value="7336.37404329872" calcext:value-type="float">
            <text:p>7336.4</text:p>
          </table:table-cell>
          <table:table-cell table:style-name="ce5" table:formula="of:=[.F37]*[.$G$1]" office:value-type="float" office:value="586.909923463898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0964" calcext:value-type="float">
            <text:p><text:s/>9.10 </text:p>
          </table:table-cell>
          <table:table-cell table:formula="of:=EXP([.E38])" office:value-type="float" office:value="8923.11161047296" calcext:value-type="float">
            <text:p>8923.1</text:p>
          </table:table-cell>
          <table:table-cell table:style-name="ce5" table:formula="of:=[.F38]*[.$G$1]" office:value-type="float" office:value="713.848928837837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922" calcext:value-type="float">
            <text:p><text:s/>9.29 </text:p>
          </table:table-cell>
          <table:table-cell table:formula="of:=EXP([.E39])" office:value-type="float" office:value="10853.0345294603" calcext:value-type="float">
            <text:p>10853.0</text:p>
          </table:table-cell>
          <table:table-cell table:style-name="ce5" table:formula="of:=[.F39]*[.$G$1]" office:value-type="float" office:value="868.242762356827" calcext:value-type="float">
            <text:p>868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88" calcext:value-type="float">
            <text:p><text:s/>9.49 </text:p>
          </table:table-cell>
          <table:table-cell table:formula="of:=EXP([.E40])" office:value-type="float" office:value="13200.3681719515" calcext:value-type="float">
            <text:p>13200.4</text:p>
          </table:table-cell>
          <table:table-cell table:style-name="ce5" table:formula="of:=[.F40]*[.$G$1]" office:value-type="float" office:value="1056.02945375612" calcext:value-type="float">
            <text:p>1056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838" calcext:value-type="float">
            <text:p><text:s/>9.68 </text:p>
          </table:table-cell>
          <table:table-cell table:formula="of:=EXP([.E41])" office:value-type="float" office:value="16055.3916420401" calcext:value-type="float">
            <text:p>16055.4</text:p>
          </table:table-cell>
          <table:table-cell table:style-name="ce5" table:formula="of:=[.F41]*[.$G$1]" office:value-type="float" office:value="1284.43133136321" calcext:value-type="float">
            <text:p>1284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796" calcext:value-type="float">
            <text:p><text:s/>9.88 </text:p>
          </table:table-cell>
          <table:table-cell table:formula="of:=EXP([.E42])" office:value-type="float" office:value="19527.9099356501" calcext:value-type="float">
            <text:p>19527.9</text:p>
          </table:table-cell>
          <table:table-cell table:style-name="ce5" table:formula="of:=[.F42]*[.$G$1]" office:value-type="float" office:value="1562.23279485201" calcext:value-type="float">
            <text:p>156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754" calcext:value-type="float">
            <text:p><text:s/>10.08 </text:p>
          </table:table-cell>
          <table:table-cell table:formula="of:=EXP([.E43])" office:value-type="float" office:value="23751.4770711883" calcext:value-type="float">
            <text:p>23751.5</text:p>
          </table:table-cell>
          <table:table-cell table:style-name="ce5" table:formula="of:=[.F43]*[.$G$1]" office:value-type="float" office:value="1900.11816569506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712" calcext:value-type="float">
            <text:p><text:s/>10.27 </text:p>
          </table:table-cell>
          <table:table-cell table:formula="of:=EXP([.E44])" office:value-type="float" office:value="28888.5326141996" calcext:value-type="float">
            <text:p>28888.5</text:p>
          </table:table-cell>
          <table:table-cell table:style-name="ce5" table:formula="of:=[.F44]*[.$G$1]" office:value-type="float" office:value="2311.08260913597" calcext:value-type="float">
            <text:p>2311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467" calcext:value-type="float">
            <text:p><text:s/>10.47 </text:p>
          </table:table-cell>
          <table:table-cell table:formula="of:=EXP([.E45])" office:value-type="float" office:value="35136.6491481922" calcext:value-type="float">
            <text:p>35136.6</text:p>
          </table:table-cell>
          <table:table-cell table:style-name="ce5" table:formula="of:=[.F45]*[.$G$1]" office:value-type="float" office:value="2810.93193185538" calcext:value-type="float">
            <text:p>2811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6628" calcext:value-type="float">
            <text:p><text:s/>10.66 </text:p>
          </table:table-cell>
          <table:table-cell table:formula="of:=EXP([.E46])" office:value-type="float" office:value="42736.1309710941" calcext:value-type="float">
            <text:p>42736.1</text:p>
          </table:table-cell>
          <table:table-cell table:style-name="ce5" table:formula="of:=[.F46]*[.$G$1]" office:value-type="float" office:value="3418.89047768753" calcext:value-type="float">
            <text:p>3419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8586" calcext:value-type="float">
            <text:p><text:s/>10.86 </text:p>
          </table:table-cell>
          <table:table-cell table:formula="of:=EXP([.E47])" office:value-type="float" office:value="51979.2562653196" calcext:value-type="float">
            <text:p>51979.3</text:p>
          </table:table-cell>
          <table:table-cell table:style-name="ce5" table:formula="of:=[.F47]*[.$G$1]" office:value-type="float" office:value="4158.34050122557" calcext:value-type="float">
            <text:p>4158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1.0544" calcext:value-type="float">
            <text:p><text:s/>11.05 </text:p>
          </table:table-cell>
          <table:table-cell table:formula="of:=EXP([.E48])" office:value-type="float" office:value="63221.5181978745" calcext:value-type="float">
            <text:p>63221.5</text:p>
          </table:table-cell>
          <table:table-cell table:style-name="ce5" table:formula="of:=[.F48]*[.$G$1]" office:value-type="float" office:value="5057.72145582996" calcext:value-type="float">
            <text:p>5058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2502" calcext:value-type="float">
            <text:p><text:s/>11.25 </text:p>
          </table:table-cell>
          <table:table-cell table:formula="of:=EXP([.E49])" office:value-type="float" office:value="76895.2972863316" calcext:value-type="float">
            <text:p>76895.3</text:p>
          </table:table-cell>
          <table:table-cell table:style-name="ce5" table:formula="of:=[.F49]*[.$G$1]" office:value-type="float" office:value="6151.62378290653" calcext:value-type="float">
            <text:p>6152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446" calcext:value-type="float">
            <text:p><text:s/>11.45 </text:p>
          </table:table-cell>
          <table:table-cell table:formula="of:=EXP([.E50])" office:value-type="float" office:value="93526.4908736741" calcext:value-type="float">
            <text:p>93526.5</text:p>
          </table:table-cell>
          <table:table-cell table:style-name="ce5" table:formula="of:=[.F50]*[.$G$1]" office:value-type="float" office:value="7482.11926989393" calcext:value-type="float">
            <text:p>7482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6418" calcext:value-type="float">
            <text:p><text:s/>11.64 </text:p>
          </table:table-cell>
          <table:table-cell table:formula="of:=EXP([.E51])" office:value-type="float" office:value="113754.739286225" calcext:value-type="float">
            <text:p>113754.7</text:p>
          </table:table-cell>
          <table:table-cell table:style-name="ce5" table:formula="of:=[.F51]*[.$G$1]" office:value-type="float" office:value="9100.37914289801" calcext:value-type="float">
            <text:p>9100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8376" calcext:value-type="float">
            <text:p><text:s/>11.84 </text:p>
          </table:table-cell>
          <table:table-cell table:formula="of:=EXP([.E52])" office:value-type="float" office:value="138358.026578323" calcext:value-type="float">
            <text:p>138358.0</text:p>
          </table:table-cell>
          <table:table-cell table:style-name="ce5" table:formula="of:=[.F52]*[.$G$1]" office:value-type="float" office:value="11068.6421262658" calcext:value-type="float">
            <text:p>11069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2.0334" calcext:value-type="float">
            <text:p><text:s/>12.03 </text:p>
          </table:table-cell>
          <table:table-cell table:formula="of:=EXP([.E53])" office:value-type="float" office:value="168282.602015211" calcext:value-type="float">
            <text:p>168282.6</text:p>
          </table:table-cell>
          <table:table-cell table:style-name="ce5" table:formula="of:=[.F53]*[.$G$1]" office:value-type="float" office:value="13462.6081612168" calcext:value-type="float">
            <text:p>13463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2292" calcext:value-type="float">
            <text:p><text:s/>12.23 </text:p>
          </table:table-cell>
          <table:table-cell table:formula="of:=EXP([.E54])" office:value-type="float" office:value="204679.373082693" calcext:value-type="float">
            <text:p>204679.4</text:p>
          </table:table-cell>
          <table:table-cell table:style-name="ce5" table:formula="of:=[.F54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425" calcext:value-type="float">
            <text:p><text:s/>12.43 </text:p>
          </table:table-cell>
          <table:table-cell table:formula="of:=EXP([.E55])" office:value-type="float" office:value="248948.16970882" calcext:value-type="float">
            <text:p>248948.2</text:p>
          </table:table-cell>
          <table:table-cell table:style-name="ce5" table:formula="of:=[.F55]*[.$G$1]" office:value-type="float" office:value="19915.8535767056" calcext:value-type="float">
            <text:p>1991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6208" calcext:value-type="float">
            <text:p><text:s/>12.62 </text:p>
          </table:table-cell>
          <table:table-cell table:formula="of:=EXP([.E56])" office:value-type="float" office:value="302791.582111855" calcext:value-type="float">
            <text:p>302791.6</text:p>
          </table:table-cell>
          <table:table-cell table:style-name="ce5" table:formula="of:=[.F56]*[.$G$1]" office:value-type="float" office:value="24223.3265689484" calcext:value-type="float">
            <text:p>24223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8166" calcext:value-type="float">
            <text:p><text:s/>12.82 </text:p>
          </table:table-cell>
          <table:table-cell table:formula="of:=EXP([.E57])" office:value-type="float" office:value="368280.442893138" calcext:value-type="float">
            <text:p>368280.4</text:p>
          </table:table-cell>
          <table:table-cell table:style-name="ce5" table:formula="of:=[.F57]*[.$G$1]" office:value-type="float" office:value="29462.4354314511" calcext:value-type="float">
            <text:p>29462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3.0124" calcext:value-type="float">
            <text:p><text:s/>13.01 </text:p>
          </table:table-cell>
          <table:table-cell table:formula="of:=EXP([.E58])" office:value-type="float" office:value="447933.471834307" calcext:value-type="float">
            <text:p>447933.5</text:p>
          </table:table-cell>
          <table:table-cell table:style-name="ce5" table:formula="of:=[.F58]*[.$G$1]" office:value-type="float" office:value="35834.6777467445" calcext:value-type="float">
            <text:p>35835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2082" calcext:value-type="float">
            <text:p><text:s/>13.21 </text:p>
          </table:table-cell>
          <table:table-cell table:formula="of:=EXP([.E59])" office:value-type="float" office:value="544814.146559925" calcext:value-type="float">
            <text:p>544814.1</text:p>
          </table:table-cell>
          <table:table-cell table:style-name="ce5" table:formula="of:=[.F59]*[.$G$1]" office:value-type="float" office:value="43585.131724794" calcext:value-type="float">
            <text:p>43585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404" calcext:value-type="float">
            <text:p><text:s/>13.40 </text:p>
          </table:table-cell>
          <table:table-cell table:formula="of:=EXP([.E60])" office:value-type="float" office:value="662648.524738099" calcext:value-type="float">
            <text:p>662648.5</text:p>
          </table:table-cell>
          <table:table-cell table:style-name="ce5" table:formula="of:=[.F60]*[.$G$1]" office:value-type="float" office:value="53011.881979048" calcext:value-type="float">
            <text:p>53012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5998" calcext:value-type="float">
            <text:p><text:s/>13.60 </text:p>
          </table:table-cell>
          <table:table-cell table:formula="of:=EXP([.E61])" office:value-type="float" office:value="805968.549293687" calcext:value-type="float">
            <text:p>805968.5</text:p>
          </table:table-cell>
          <table:table-cell table:style-name="ce5" table:formula="of:=[.F61]*[.$G$1]" office:value-type="float" office:value="64477.483943495" calcext:value-type="float">
            <text:p>64477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7956" calcext:value-type="float">
            <text:p><text:s/>13.80 </text:p>
          </table:table-cell>
          <table:table-cell table:formula="of:=EXP([.E62])" office:value-type="float" office:value="980286.348192364" calcext:value-type="float">
            <text:p>980286.3</text:p>
          </table:table-cell>
          <table:table-cell table:style-name="ce5" table:formula="of:=[.F62]*[.$G$1]" office:value-type="float" office:value="78422.9078553891" calcext:value-type="float">
            <text:p>78423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9914" calcext:value-type="float">
            <text:p><text:s/>13.99 </text:p>
          </table:table-cell>
          <table:table-cell table:formula="of:=EXP([.E63])" office:value-type="float" office:value="1192306.23241374" calcext:value-type="float">
            <text:p>1192306.2</text:p>
          </table:table-cell>
          <table:table-cell table:style-name="ce5" table:formula="of:=[.F63]*[.$G$1]" office:value-type="float" office:value="95384.4985930988" calcext:value-type="float">
            <text:p>95384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1872" calcext:value-type="float">
            <text:p><text:s/>14.19 </text:p>
          </table:table-cell>
          <table:table-cell table:formula="of:=EXP([.E64])" office:value-type="float" office:value="1450182.54561439" calcext:value-type="float">
            <text:p>1450182.5</text:p>
          </table:table-cell>
          <table:table-cell table:style-name="ce5" table:formula="of:=[.F64]*[.$G$1]" office:value-type="float" office:value="116014.603649152" calcext:value-type="float">
            <text:p>116015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383" calcext:value-type="float">
            <text:p><text:s/>14.38 </text:p>
          </table:table-cell>
          <table:table-cell table:formula="of:=EXP([.E65])" office:value-type="float" office:value="1763833.28245061" calcext:value-type="float">
            <text:p>1763833.3</text:p>
          </table:table-cell>
          <table:table-cell table:style-name="ce5" table:formula="of:=[.F65]*[.$G$1]" office:value-type="float" office:value="141106.662596049" calcext:value-type="float">
            <text:p>141107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5788" calcext:value-type="float">
            <text:p><text:s/>14.58 </text:p>
          </table:table-cell>
          <table:table-cell table:formula="of:=EXP([.E66])" office:value-type="float" office:value="2145321.53740854" calcext:value-type="float">
            <text:p>2145321.5</text:p>
          </table:table-cell>
          <table:table-cell table:style-name="ce5" table:formula="of:=[.F66]*[.$G$1]" office:value-type="float" office:value="171625.722992683" calcext:value-type="float">
            <text:p>17162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os" table:style-name="ta2"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style-name="ce25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3:21:58.226289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3T13:25:40.574364697</dc:date>
    <meta:generator>LibreOffice/6.0.7.3$Linux_X86_64 LibreOffice_project/00m0$Build-3</meta:generator>
    <meta:editing-duration>PT1H8M26S</meta:editing-duration>
    <meta:editing-cycles>11</meta:editing-cycles>
    <meta:document-statistic meta:table-count="3" meta:cell-count="710" meta:object-count="6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5">
      <style:text-properties fo:color="#595959" style:text-position="0% 100%" fo:font-family="Calibri" fo:font-size="11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27cm" svg:height="8.305cm" xlink:href=".." xlink:type="simple" chart:class="chart:scatter" chart:style-name="ch1">
        <chart:title svg:x="7.249cm" svg:y="0.301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20 'modelo al 20-marzo'.D2:'modelo al 20-marzo'.D20" chart:data-source-has-labels="row" svg:x="0.338cm" svg:y="1.346cm" svg:width="16.251cm" svg:height="6.793cm">
          <chartooo:coordinate-region svg:x="0.651cm" svg:y="1.532cm" svg:width="15.725cm" svg:height="6.1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20" chart:label-cell-address="'modelo al 20-marzo'.D2:'modelo al 20-marzo'.D2" chart:class="chart:scatter">
            <chart:domain table:cell-range-address="'modelo al 20-marzo'.B3:'modelo al 20-marzo'.B20"/>
            <chart:regression-curve chart:style-name="ch9">
              <chart:equation chart:display-equation="true" chart:display-r-square="true" chart:style-name="ch10"/>
            </chart:regression-curve>
            <chart:data-point chart:style-name="ch11" chart:repeated="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20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809653802148">
                <text:p>3.25809653802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29cm" svg:height="10.32cm" xlink:href=".." xlink:type="simple" chart:class="chart:scatter" chart:style-name="ch1">
        <chart:title svg:x="3.133cm" svg:y="0.341cm" chart:style-name="ch2">
          <text:p>Aproxima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514cm" svg:y="9.748cm" style:legend-expansion="wide" chart:style-name="ch4"/>
        <chart:plot-area chart:style-name="ch5" table:cell-range-address="'modelo al 20-marzo'.A3:'modelo al 20-marzo'.A20 'modelo al 20-marzo'.C2:'modelo al 20-marzo'.C20 'modelo al 20-marzo'.F2:'modelo al 20-marzo'.F20" chart:data-source-has-labels="row" svg:x="1.4cm" svg:y="2.59cm" svg:width="15.289cm" svg:height="6.768cm">
          <chartooo:coordinate-region svg:x="2.136cm" svg:y="2.776cm" svg:width="13.996cm" svg:height="6.11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53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20" chart:label-cell-address="'modelo al 20-marzo'.C2:'modelo al 20-marzo'.C2" chart:class="chart:scatter">
            <chart:domain table:cell-range-address="'modelo al 20-marzo'.A3:'modelo al 20-marzo'.A20"/>
            <chart:data-point chart:repeated="18"/>
          </chart:series>
          <chart:series chart:style-name="ch11" chart:values-cell-range-address="'modelo al 20-marzo'.F3:'modelo al 20-marzo'.F20" chart:label-cell-address="'modelo al 20-marzo'.F2:'modelo al 20-marzo'.F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20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20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62.959492657045">
                <text:p>262.959492657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4cm" svg:height="10.179cm" xlink:href=".." xlink:type="simple" chart:class="chart:scatter" chart:style-name="ch1">
        <chart:title svg:x="3.401cm" svg:y="0.338cm" chart:style-name="ch2">
          <text:p>Proyec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412cm" svg:y="9.607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587cm" svg:y="2.366cm" svg:width="14.679cm" svg:height="6.109cm">
          <chartooo:coordinate-region svg:x="2.535cm" svg:y="2.552cm" svg:width="13.293cm" svg:height="5.45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642cm" svg:y="6.979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62.959492657045">
                <text:p>262.95949265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19.83332476831">
                <text:p>319.83332476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89.008035415415">
                <text:p>389.008035415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73.144103189946">
                <text:p>473.144103189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75.477424635603">
                <text:p>575.477424635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699.943767728358">
                <text:p>699.943767728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51.330142606362">
                <text:p>851.330142606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035.45891130992">
                <text:p>1035.45891130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59.41171744329">
                <text:p>1259.41171744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531.80184815535">
                <text:p>1531.8018481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863.10550355651">
                <text:p>1863.10550355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66.06471428577">
                <text:p>2266.06471428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56.17740354942">
                <text:p>2756.17740354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3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3">
      <style:text-properties fo:color="#595959" style:text-position="0% 100%" fo:font-family="Calibri" fo:font-size="11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402cm" svg:height="9.201cm" xlink:href=".." xlink:type="simple" chart:class="chart:scatter" chart:style-name="ch1">
        <chart:title svg:x="6.987cm" svg:y="0.319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3:'modelo al 17-marzo'.B20 'modelo al 17-marzo'.D2:'modelo al 17-marzo'.D20" chart:data-source-has-labels="row" svg:x="0.961cm" svg:y="2.026cm" svg:width="15.055cm" svg:height="6.611cm">
          <chartooo:coordinate-region svg:x="1.274cm" svg:y="2.213cm" svg:width="14.529cm" svg:height="5.95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3:'modelo al 17-marzo'.D20" chart:label-cell-address="'modelo al 17-marzo'.D2:'modelo al 17-marzo'.D2" chart:class="chart:scatter">
            <chart:domain table:cell-range-address="'modelo al 17-marzo'.B3:'modelo al 17-marzo'.B20"/>
            <chart:regression-curve chart:style-name="ch9">
              <chart:equation chart:display-equation="true" chart:display-r-square="true" svg:x="9.314cm" svg:y="4.99cm" chart:style-name="ch10"/>
            </chart:regression-curve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2:'modelo al 17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3:'modelo al 17-marzo'.B20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3:'modelo al 17-marzo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2cm" svg:height="9.962cm" xlink:href=".." xlink:type="simple" chart:class="chart:scatter" chart:style-name="ch1">
        <chart:title svg:x="1.645cm" svg:y="0.334cm" chart:style-name="ch2">
          <text:p>Aproximación de crecimiento exponencial
del COVID-19 en CR según datos hasta el 17-marzo</text:p>
        </chart:title>
        <chart:subtitle svg:x="0cm" svg:y="0cm" chart:style-name="ch3">
          <text:p/>
        </chart:subtitle>
        <chart:legend chart:legend-position="bottom" svg:x="3.256cm" svg:y="9.39cm" style:legend-expansion="wide" chart:style-name="ch4"/>
        <chart:plot-area chart:style-name="ch5" table:cell-range-address="'modelo al 17-marzo'.A3:'modelo al 17-marzo'.A20 'modelo al 17-marzo'.C2:'modelo al 17-marzo'.C20 'modelo al 17-marzo'.F2:'modelo al 17-marzo'.F20" chart:data-source-has-labels="row" svg:x="1.39cm" svg:y="1.994cm" svg:width="14.792cm" svg:height="7.013cm">
          <chartooo:coordinate-region svg:x="2.126cm" svg:y="2.18cm" svg:width="13.499cm" svg:height="6.357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059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20" chart:label-cell-address="'modelo al 17-marzo'.C2:'modelo al 17-marzo'.C2" chart:class="chart:scatter">
            <chart:domain table:cell-range-address="'modelo al 17-marzo'.A3:'modelo al 17-marzo'.A20"/>
            <chart:data-point chart:repeated="18"/>
          </chart:series>
          <chart:series chart:style-name="ch11" chart:values-cell-range-address="'modelo al 17-marzo'.F3:'modelo al 17-marzo'.F20" chart:label-cell-address="'modelo al 17-marzo'.F2:'modelo al 17-marzo'.F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20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20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7cm" svg:height="9.891cm" xlink:href=".." xlink:type="simple" chart:class="chart:scatter" chart:style-name="ch1">
        <chart:title svg:x="1.223cm" svg:y="0.332cm" chart:style-name="ch2">
          <text:p>Proyección de crecimiento exponencial
del COVID-19 en CR según datos hasta el 17 de marzo</text:p>
        </chart:title>
        <chart:subtitle svg:x="0cm" svg:y="0cm" chart:style-name="ch3">
          <text:p/>
        </chart:subtitle>
        <chart:legend chart:legend-position="bottom" svg:x="3.218cm" svg:y="9.319cm" style:legend-expansion="wide" chart:style-name="ch4"/>
        <chart:plot-area chart:style-name="ch5" table:cell-range-address="'modelo al 17-marzo'.A3:'modelo al 17-marzo'.A32 'modelo al 17-marzo'.C2:'modelo al 17-marzo'.C32 'modelo al 17-marzo'.F2:'modelo al 17-marzo'.F32" chart:data-source-has-labels="row" svg:x="1.529cm" svg:y="2.292cm" svg:width="14.373cm" svg:height="5.955cm">
          <chartooo:coordinate-region svg:x="2.477cm" svg:y="2.479cm" svg:width="12.987cm" svg:height="5.298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592cm" svg:y="6.828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32" chart:label-cell-address="'modelo al 17-marzo'.C2:'modelo al 17-marzo'.C2" chart:class="chart:scatter">
            <chart:domain table:cell-range-address="'modelo al 17-marzo'.A3:'modelo al 17-marzo'.A32"/>
            <chart:data-point chart:repeated="30"/>
          </chart:series>
          <chart:series chart:style-name="ch11" chart:values-cell-range-address="'modelo al 17-marzo'.F3:'modelo al 17-marzo'.F32" chart:label-cell-address="'modelo al 17-marzo'.F2:'modelo al 17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32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32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